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C3519-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uctor Sizing – Inrush valid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 Bat</text:p>
          </table:table-cell>
          <table:table-cell office:value-type="string" calcext:value-type="string">
            <text:p>Max Bat</text:p>
          </table:table-cell>
        </table:table-row>
        <table:table-row table:style-name="ro1">
          <table:table-cell office:value-type="string" calcext:value-type="string">
            <text:p>VLED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BATT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Fosc (MHz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oost</text:p>
          </table:table-cell>
          <table:table-cell table:formula="of:=([.B3]-[.B4])/[.B3]" office:value-type="float" office:value="0.583333333333333" calcext:value-type="float">
            <text:p>0.583333333333333</text:p>
          </table:table-cell>
          <table:table-cell table:formula="of:=([.C3]-[.C4])/[.C3]"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string" calcext:value-type="string">
            <text:p>L (uH)</text:p>
          </table:table-cell>
          <table:table-cell table:formula="of:=([.B6]*[.B4])/([.B5]*0.15)" office:value-type="float" office:value="58.3333333333333" calcext:value-type="float">
            <text:p>58.3333333333333</text:p>
          </table:table-cell>
          <table:table-cell table:formula="of:=([.C6]*[.C4])/([.C5]*0.15)" office:value-type="float" office:value="58.8425925925926" calcext:value-type="float">
            <text:p>58.8425925925926</text:p>
          </table:table-cell>
        </table:table-row>
        <table:table-row table:style-name="ro1">
          <table:table-cell office:value-type="string" calcext:value-type="string">
            <text:p>Cout (uF)</text:p>
          </table:table-cell>
          <table:table-cell table:number-columns-repeated="2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Iinrush</text:p>
          </table:table-cell>
          <table:table-cell table:formula="of:=[.B4]*(SQRT([.B8]/[.B7]))" office:value-type="float" office:value="4.25776601383536" calcext:value-type="float">
            <text:p>4.25776601383536</text:p>
          </table:table-cell>
          <table:table-cell table:formula="of:=[.C4]*(SQRT([.C8]/[.C7]))" office:value-type="float" office:value="5.79371183044113" calcext:value-type="float">
            <text:p>5.7937118304411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VLO Calcul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 (top)</text:p>
          </table:table-cell>
          <table:table-cell office:value-type="float" office:value="340000" calcext:value-type="float">
            <text:p>340000</text:p>
          </table:table-cell>
          <table:table-cell/>
        </table:table-row>
        <table:table-row table:style-name="ro1">
          <table:table-cell office:value-type="string" calcext:value-type="string">
            <text:p>R2 (bottom)</text:p>
          </table:table-cell>
          <table:table-cell office:value-type="float" office:value="29100" calcext:value-type="float">
            <text:p>2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VLO Falling</text:p>
          </table:table-cell>
          <table:table-cell table:formula="of:=([.B15]+[.B14]) * 1.22/[.B15]" office:value-type="float" office:value="15.474295532646" calcext:value-type="float">
            <text:p>15.474295532646</text:p>
          </table:table-cell>
          <table:table-cell/>
        </table:table-row>
        <table:table-row table:style-name="ro1">
          <table:table-cell office:value-type="string" calcext:value-type="string">
            <text:p>UVLO Rising</text:p>
          </table:table-cell>
          <table:table-cell table:formula="of:=0.0000022 * [.B14]+[.B17]" office:value-type="float" office:value="16.222295532646" calcext:value-type="float">
            <text:p>16.222295532646</text:p>
          </table:table-cell>
          <table:table-cell/>
        </table:table-row>
      </table:table>
      <table:table table:name="LT395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uctor Sizing – Inrush valid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 Bat</text:p>
          </table:table-cell>
          <table:table-cell office:value-type="string" calcext:value-type="string">
            <text:p>Max B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D</text:p>
          </table:table-cell>
          <table:table-cell table:number-columns-repeated="3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VBATT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led</text:p>
          </table:table-cell>
          <table:table-cell table:number-columns-repeated="3"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Fosc (MHz)</text:p>
          </table:table-cell>
          <table:table-cell table:number-columns-repeated="3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L (uH)</text:p>
          </table:table-cell>
          <table:table-cell table:formula="of:=([.B4]*[.B4]*(1/[.B6]) / (0.3*[.B5]*[.B3])) * (1-[.B4]/[.B3]) * 1000000" office:value-type="float" office:value="34.7222222222222" calcext:value-type="float">
            <text:p>34.7222222222222</text:p>
          </table:table-cell>
          <table:table-cell table:formula="of:=([.C4]*[.C4]*(1/[.C6]) / (0.3*[.C5]*[.C3])) * (1-[.C4]/[.C3]) * 1000000" office:value-type="float" office:value="47.867982069371" calcext:value-type="float">
            <text:p>47.867982069371</text:p>
          </table:table-cell>
          <table:table-cell table:formula="of:=([.D4]*[.D4]*(1/[.D6]) / (0.3*[.D5]*[.D3])) * (1-[.D4]/[.D3]) * 1000000" office:value-type="float" office:value="50.7936507936508" calcext:value-type="float">
            <text:p>50.7936507936508</text:p>
          </table:table-cell>
          <table:table-cell/>
        </table:table-row>
        <table:table-row table:style-name="ro1">
          <table:table-cell office:value-type="string" calcext:value-type="string">
            <text:p>Iripple %</text:p>
          </table:table-cell>
          <table:table-cell table:number-columns-repeated="3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formula="of:=[.B5]*(1/[.B6])*([.B3]/[.B4])*[.B8] / 0.1" office:value-type="float" office:value="0.00000126" calcext:value-type="float">
            <text:p>1.26E-06</text:p>
          </table:table-cell>
          <table:table-cell table:formula="of:=[.C5]*(1/[.C6])*([.C3]/[.C4])*[.C8] / 0.1" office:value-type="float" office:value="0.000000921951219512195" calcext:value-type="float">
            <text:p>9.21951219512195E-07</text:p>
          </table:table-cell>
          <table:table-cell table:formula="of:=[.D5]*(1/[.D6])*([.D3]/[.D4])*[.D8] / 0.1" office:value-type="float" office:value="0.0000007875" calcext:value-type="float">
            <text:p>7.875E-07</text:p>
          </table:table-cell>
          <table:table-cell/>
        </table:table-row>
        <table:table-row table:style-name="ro1">
          <table:table-cell office:value-type="string" calcext:value-type="string">
            <text:p>Cout (uF)</text:p>
          </table:table-cell>
          <table:table-cell table:number-columns-repeated="3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Iinrush</text:p>
          </table:table-cell>
          <table:table-cell table:formula="of:=[.B4]*(SQRT([.B10]/[.B9]))" office:value-type="float" office:value="28970.4282723904" calcext:value-type="float">
            <text:p>28970.4282723904</text:p>
          </table:table-cell>
          <table:table-cell table:formula="of:=[.C4]*(SQRT([.C10]/[.C9]))" office:value-type="float" office:value="46285.9112690955" calcext:value-type="float">
            <text:p>46285.9112690955</text:p>
          </table:table-cell>
          <table:table-cell table:formula="of:=[.D4]*(SQRT([.D10]/[.D9]))" office:value-type="float" office:value="58632.0244040259" calcext:value-type="float">
            <text:p>58632.024404025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VLO Calculation</text:p>
          </table:table-cell>
          <table:table-cell table:number-columns-repeated="2"/>
          <table:table-cell office:value-type="string" calcext:value-type="string">
            <text:p>Feedback Calculati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 (top)</text:p>
          </table:table-cell>
          <table:table-cell office:value-type="float" office:value="330000" calcext:value-type="float">
            <text:p>330000</text:p>
          </table:table-cell>
          <table:table-cell/>
          <table:table-cell office:value-type="string" calcext:value-type="string">
            <text:p>R1 (top)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string" calcext:value-type="string">
            <text:p>R2 (bottom)</text:p>
          </table:table-cell>
          <table:table-cell office:value-type="float" office:value="29700" calcext:value-type="float">
            <text:p>29700</text:p>
          </table:table-cell>
          <table:table-cell/>
          <table:table-cell office:value-type="string" calcext:value-type="string">
            <text:p>R2 (bottom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 regulation</text:p>
          </table:table-cell>
          <table:table-cell table:formula="of:=(1+[.E16]/[.E17]) * 1.2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UVLO Falling</text:p>
          </table:table-cell>
          <table:table-cell table:formula="of:=1.25 * (1+[.B16]/[.B17])" office:value-type="float" office:value="15.1388888888889" calcext:value-type="float">
            <text:p>15.1388888888889</text:p>
          </table:table-cell>
          <table:table-cell/>
          <table:table-cell office:value-type="string" calcext:value-type="string">
            <text:p>OVLO</text:p>
          </table:table-cell>
          <table:table-cell table:formula="of:=(1+[.E16]/[.E17]) * 1.3"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UVLO Rising</text:p>
          </table:table-cell>
          <table:table-cell table:formula="of:=1.28*(1+[.B16]/[.B17])+0.000002*[.B16]" office:value-type="float" office:value="16.1622222222222" calcext:value-type="float">
            <text:p>16.16222222222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9:00:46.647707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27:53.166000000</meta:creation-date>
    <meta:editing-duration>PT3H33M31S</meta:editing-duration>
    <meta:editing-cycles>7</meta:editing-cycles>
    <meta:generator>LibreOffice/6.0.7.3$Linux_X86_64 LibreOffice_project/00m0$Build-3</meta:generator>
    <dc:date>2021-06-19T23:45:24.352713140</dc:date>
    <meta:document-statistic meta:table-count="2" meta:cell-count="90" meta:object-count="0"/>
  </office:meta>
</office:document-meta>
</file>